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1.395cm"/>
    </style:style>
    <style:style style:name="Tabella2.H" style:family="table-column">
      <style:table-column-properties style:column-width="0.998cm"/>
    </style:style>
    <style:style style:name="Tabella2.I" style:family="table-column">
      <style:table-column-properties style:column-width="2.1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officeooo:rsid="00f437f9" officeooo:paragraph-rsid="00f437f9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7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83f2e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background-color="transparent" loext:char-shading-value="0" style:font-name-asian="Arial" style:font-size-asian="8pt" style:language-asian="zxx" style:country-asian="none" style:font-name-complex="Arial1" style:font-size-complex="8pt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background-color="transparent" loext:char-shading-value="0" style:font-size-asian="8pt" style:language-asian="zxx" style:country-asian="none" style:font-size-complex="8pt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background-color="transparent" loext:char-shading-value="0" style:font-name-asian="Arial" style:font-size-asian="8pt" style:language-asian="zxx" style:country-asian="none" style:font-style-asian="italic" style:font-name-complex="Arial1" style:font-size-complex="8pt" style:font-style-complex="italic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text-shadow="none" fo:background-color="transparent" loext:char-shading-value="0" style:font-size-asian="8pt" style:language-asian="zxx" style:country-asian="none" style:font-size-complex="8pt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style:text-underline-style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style:font-name-asian="Arial" style:language-asian="zxx" style:country-asian="none" style:font-style-asian="italic" style:font-name-complex="Arial1" style:font-style-complex="italic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font-size="6pt" fo:text-shadow="none" fo:background-color="transparent" loext:char-shading-value="0" style:font-size-asian="6pt" style:language-asian="zxx" style:country-asian="none" style:font-size-complex="6pt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background-color="transparent" loext:char-shading-value="0" style:font-size-asian="6pt" style:language-asian="zxx" style:country-asian="none" style:font-size-complex="6pt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background-color="transparent" loext:char-shading-value="0" style:font-name-asian="Arial" style:font-size-asian="6pt" style:language-asian="zxx" style:country-asian="none" style:font-name-complex="Arial1" style:font-size-complex="6pt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background-color="transparent" loext:char-shading-value="0" style:font-name-asian="Arial" style:font-size-asian="6pt" style:language-asian="zxx" style:country-asian="none" style:font-style-asian="italic" style:font-name-complex="Arial1" style:font-size-complex="6pt" style:font-style-complex="italic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font-name-asian="Arial" style:font-size-asian="6pt" style:language-asian="zxx" style:country-asian="none" style:font-style-asian="italic" style:font-name-complex="Arial1" style:font-size-complex="6pt" style:font-style-complex="italic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style:letter-kerning="false" style:font-name-asian="Arial" style:language-asian="zxx" style:country-asian="none" style:font-style-asian="italic" style:font-name-complex="Arial1" style:font-style-complex="italic" style:text-emphasize="none" style:text-scale="105%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etter-spacing="normal" fo:language="zxx" fo:country="none" fo:font-style="italic" fo:text-shadow="none" style:text-underline-style="none" fo:font-weight="normal" style:letter-kerning="false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 style:text-scale="105%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etter-spacing="normal" fo:language="zxx" fo:country="none" fo:font-style="italic" fo:text-shadow="none" style:text-underline-style="none" style:letter-kerning="false" style:font-name-asian="Arial" style:font-size-asian="6pt" style:language-asian="zxx" style:country-asian="none" style:font-style-asian="italic" style:font-name-complex="Arial1" style:font-size-complex="6pt" style:font-style-complex="italic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50" style:family="text">
      <style:text-properties style:font-name="Gotham Book" fo:font-style="italic" style:font-style-asian="italic" style:font-style-complex="italic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3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54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5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54"><text:placeholder text:placeholder-type="text">&lt;translate(u'UoM')&gt;</text:placeholder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3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58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64"><text:placeholder text:placeholder-type="text">&lt;line.name or ''&gt;</text:placeholder></text:p>
          </table:table-cell>
          <table:table-cell table:style-name="Tabella2.C4" office:value-type="string">
            <text:p text:style-name="P63"><draw:frame draw:style-name="fr3" draw:name="image: asimage(img_gray(line.product_id and line.product_id.image_medium or line.product_tmpl_id and line.product_tmpl_id.image_medium),None,1,1,'cm')" text:anchor-type="paragraph" svg:x="0.078cm" svg:y="0cm" svg:width="1cm" svg:height="1cm" draw:z-index="2"><draw:text-box><text:p text:style-name="Frame_20_contents"/></draw:text-box></draw:frame></text:p>
          </table:table-cell>
          <table:table-cell table:style-name="Tabella2.D4" office:value-type="string">
            <text:p text:style-name="P69"><text:span text:style-name="Strong_20_Emphasis"><text:span text:style-name="T41"><text:placeholder text:placeholder-type="text">&lt;if test="line.product_id"&gt;</text:placeholder></text:span></text:span></text:p>
            <text:p text:style-name="P72"><draw:frame draw:style-name="fr4" draw:name="image: asimage(line.product_id.att_image,None,1,1,'cm')" text:anchor-type="as-char" svg:y="-0.979cm" svg:width="1cm" svg:height="1cm" draw:z-index="3"><draw:text-box><text:p text:style-name="Frame_20_contents"/></draw:text-box></draw:frame></text:p>
            <text:p text:style-name="P69"><text:span text:style-name="Strong_20_Emphasis"><text:span text:style-name="T41"><text:placeholder text:placeholder-type="text">&lt;/if&gt;</text:placeholder></text:span></text:span></text:p>
            <text:p text:style-name="P69"><text:span text:style-name="Strong_20_Emphasis"><text:span text:style-name="T41"><text:placeholder text:placeholder-type="text">&lt;if test="not line.product_id"&gt;</text:placeholder></text:span></text:span></text:p>
            <text:p text:style-name="P69"><text:span text:style-name="Strong_20_Emphasis"><text:span text:style-name="T41"><text:placeholder text:placeholder-type="text">&lt;for each="att_line in line.product_attribute_ids"&gt;</text:placeholder></text:span></text:span></text:p>
            <text:p text:style-name="P70"><text:span text:style-name="Strong_20_Emphasis"><text:span text:style-name="T38"><draw:frame draw:style-name="fr4" draw:name="image: asimage(att_line.value_id.image,None,1,1,'cm')" text:anchor-type="as-char" svg:y="-0.079cm" svg:width="1cm" svg:height="1cm" draw:z-index="4"><draw:text-box><text:p text:style-name="Frame_20_contents"/></draw:text-box></draw:frame></text:span></text:span></text:p>
            <text:p text:style-name="P71"><text:span text:style-name="Strong_20_Emphasis"><text:span text:style-name="T41"><text:placeholder text:placeholder-type="text">&lt;/for&gt;</text:placeholder></text:span></text:span></text:p>
            <text:p text:style-name="P71"><text:span text:style-name="Strong_20_Emphasis"><text:span text:style-name="T41"><text:placeholder text:placeholder-type="text">&lt;/if&gt;</text:placeholder></text:span></text:span></text:p>
          </table:table-cell>
          <table:table-cell table:style-name="Tabella2.E4" office:value-type="string">
            <text:p text:style-name="P68"><text:span text:style-name="Strong_20_Emphasis"><text:span text:style-name="T36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8"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37"><text:placeholder text:placeholder-type="text">&lt;formatLang(line.product_uom_qty,digits=0)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G4" office:value-type="string">
            <text:p text:style-name="P65"><text:span text:style-name="Strong_20_Emphasis"><text:span text:style-name="T49"><text:placeholder text:placeholder-type="text">&lt;if test="line.price_unit != 0.0"&gt;</text:placeholder></text:span></text:span><text:span text:style-name="T54"><text:placeholder text:placeholder-type="text">&lt;italian_number(line.price_unit)&gt;</text:placeholder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H4" office:value-type="string">
            <text:p text:style-name="P66"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29"><text:placeholder text:placeholder-type="text">&lt;italian_number(tax.amount *100, no_zero=True) or ''&gt;</text:placeholder></text:span></text:span><text:span text:style-name="Strong_20_Emphasis"><text:span text:style-name="T29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4" office:value-type="string">
            <text:p text:style-name="P67"><text:span text:style-name="Strong_20_Emphasis"><text:span text:style-name="T43"><text:placeholder text:placeholder-type="text">&lt;if test="line.product_uom_qty != 0.0"&gt;</text:placeholder></text:span></text:span><text:span text:style-name="T52"><text:placeholder text:placeholder-type="text">&lt;italian_number(line.price_subtotal)&gt;</text:placeholder></text:span><text:span text:style-name="Strong_20_Emphasis"><text:span text:style-name="T43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62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68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ella2.F7" office:value-type="string">
            <text:p text:style-name="P68"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G7" office:value-type="string">
            <text:p text:style-name="P65"><text:span text:style-name="Strong_20_Emphasis"><text:span text:style-name="T49"><text:placeholder text:placeholder-type="text">&lt;if test="line.price_unit != 0.0"&gt;</text:placeholder></text:span></text:span><text:span text:style-name="T53"><text:placeholder text:placeholder-type="text">&lt;italian_number(line.price_unit)&gt;</text:placeholder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H7" office:value-type="string">
            <text:p text:style-name="P66"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24"><text:placeholder text:placeholder-type="text">&lt;italian_number(tax.amount *100, no_zero=True) or ''&gt;</text:placeholder></text:span></text:span><text:span text:style-name="Strong_20_Emphasis"><text:span text:style-name="T24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7" office:value-type="string">
            <text:p text:style-name="P67"><text:span text:style-name="Strong_20_Emphasis"><text:span text:style-name="T43"><text:placeholder text:placeholder-type="text">&lt;if test="line.product_uom_qty != 0.0"&gt;</text:placeholder></text:span></text:span><text:span text:style-name="T50"><text:placeholder text:placeholder-type="text">&lt;italian_number(line.price_subtotal)&gt;</text:placeholder></text:span><text:span text:style-name="Strong_20_Emphasis"><text:span text:style-name="T43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51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9" style:family="paragraph" style:parent-style-name="Standard">
      <style:text-properties fo:font-size="4pt" style:font-size-asian="3.5pt" style:font-size-complex="4pt"/>
    </style:style>
    <style:style style:name="M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5" style:family="paragraph" style:parent-style-name="Standard">
      <style:text-properties fo:font-size="6pt" style:font-size-asian="5.25pt" style:font-size-complex="6pt"/>
    </style:style>
    <style:style style:name="MP4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4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4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fo:color="#000000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1</text:page-number>/<text:span text:style-name="MT4"><text:page-count>1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bookmark-start text:name="__DdeLink__1900_400434007"/><text:bookmark text:name="__DdeLink__1898_400434007"/><text:span text:style-name="MT5"><text:placeholder text:placeholder-type="text">&lt;o.company_id.partner_id.street or ''&gt;</text:placeholder></text:span><text:bookmark-end text:name="__DdeLink__1900_400434007"/><text:span text:style-name="MT5"> </text:span><text:span text:style-name="MT5"><text:placeholder text:placeholder-type="text">&lt;o.company_id.partner_id.zip or ''&gt;</text:placeholder></text:span><text:span text:style-name="MT5"> </text:span><text:span text:style-name="MT6"><text:s/></text:span><text:span text:style-name="MT5"><text:placeholder text:placeholder-type="text">&lt;o.company_id.partner_id.city or ''&gt;</text:placeholder></text:span><text:span text:style-name="MT6"> <text:s/></text:span><text:span text:style-name="MT5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<text:placeholder text:placeholder-type="text">&lt;translate(u'Shipping location')&gt;</text:placeholder></text:span><text:bookmark-start text:name="__DdeLink__1481_400434007"/><text:span text:style-name="MT9">:</text:span><text:bookmark-end text:name="__DdeLink__1481_400434007"/></text:p>
              <text:p text:style-name="MP17"><text:placeholder text:placeholder-type="text">&lt;o.partner_shipping_id.title&gt;</text:placeholder></text:p>
              <text:p text:style-name="MP18"><text:bookmark-start text:name="__DdeLink__1486_400434007"/><text:placeholder text:placeholder-type="text">&lt;o.partner_shipping_id.name or ''&gt;</text:placeholder><text:bookmark-end text:name="__DdeLink__1486_400434007"/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16"><text:bookmark-start text:name="__DdeLink__1484_400434007"/><text:span text:style-name="MT10"><text:placeholder text:placeholder-type="text">&lt;translate(u'Billing')&gt;</text:placeholder></text:span><text:bookmark-end text:name="__DdeLink__1484_400434007"/><text:span text:style-name="MT9">:</text:span></text:p>
              <text:p text:style-name="MP22"><text:placeholder text:placeholder-type="text">&lt;o.partner_invoice_id.title&gt;</text:placeholder></text:p>
              <text:p text:style-name="MP23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/text:p>
              <text:p text:style-name="MP25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6"/>
              <text:p text:style-name="MP27"><text:span text:style-name="MT11"><text:placeholder text:placeholder-type="text">&lt;translate(u'Phone')&gt;</text:placeholder></text:span><text:span text:style-name="MT12"><text:tab/>: </text:span><text:span text:style-name="MT13"><text:placeholder text:placeholder-type="text">&lt;o.partner_invoice_id.phone&gt;</text:placeholder></text:span></text:p>
              <text:p text:style-name="MP28"><text:span text:style-name="MT12">@<text:tab/>: </text:span><text:span text:style-name="MT13"><text:placeholder text:placeholder-type="text">&lt;o.partner_invoice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4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5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3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, o.payment_term.type) or ''&gt;</text:placeholder></text:p>
              <text:p text:style-name="MP35"><text:placeholder text:placeholder-type="text">&lt;o.payment_term and o.payment_term.note or o.payment_term and o.payment_term.name or ''&gt;</text:placeholder></text:p>
              <text:p text:style-name="MP34"><text:placeholder text:placeholder-type="text">&lt;when test="o.payment_term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6"><text:placeholder text:placeholder-type="text">&lt;o.partner_id.bank_riba_id.abi or ''&gt;</text:placeholder></text:span> <text:span text:style-name="MT16"><text:placeholder text:placeholder-type="text">&lt;o.partner_id.bank_riba_id.cab or ''&gt;</text:placeholder></text:span> <text:span text:style-name="MT16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6"><text:placeholder text:placeholder-type="text">&lt;if test="o.partner_id.company_bank_id"&gt;</text:placeholder></text:p>
              <text:p text:style-name="MP35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6"><text:placeholder text:placeholder-type="text">&lt;/if&gt;</text:placeholder></text:p>
              <text:p text:style-name="MP36"><text:placeholder text:placeholder-type="text">&lt;if test="o.company_id.bank_ids"&gt;</text:placeholder></text:p>
              <text:p text:style-name="MP35"><text:span text:style-name="MT5"><text:placeholder text:placeholder-type="text">&lt;o.company_id.bank_ids[0].bank_name&gt;</text:placeholder></text:span><text:span text:style-name="MT5"> IBAN </text:span><text:span text:style-name="MT5"><text:placeholder text:placeholder-type="text">&lt;o.company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</table:table-cell>
            <table:covered-table-cell/>
          </table:table-row>
        </table:table>
        <text:p text:style-name="MP38"/>
      </style:header>
      <style:footer>
        <text:p text:style-name="MP39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C1" office:value-type="string">
              <text:p text:style-name="MP42"><text:placeholder text:placeholder-type="text">&lt;translate(u'total untaxed')&gt;</text:placeholder></text:p>
            </table:table-cell>
            <table:table-cell table:style-name="Tabella5.D1" office:value-type="string">
              <text:p text:style-name="MP43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1"/>
            </table:table-cell>
            <table:table-cell table:style-name="Tabella5.C2" office:value-type="string">
              <text:p text:style-name="MP42"><text:bookmark-start text:name="__DdeLink__2320_400434007"/><text:placeholder text:placeholder-type="text">&lt;translate(u'total tax')&gt;</text:placeholder><text:bookmark-end text:name="__DdeLink__2320_400434007"/></text:p>
            </table:table-cell>
            <table:table-cell table:style-name="Tabella5.D2" office:value-type="string">
              <text:p text:style-name="MP44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1"/>
            </table:table-cell>
            <table:table-cell table:style-name="Tabella5.C3" office:value-type="string">
              <text:p text:style-name="MP42"><text:placeholder text:placeholder-type="text">&lt;translate(u'total invoice')&gt;</text:placeholder></text:p>
            </table:table-cell>
            <table:table-cell table:style-name="Tabella5.D3" office:value-type="string">
              <text:p text:style-name="MP44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6"><draw:frame draw:style-name="Mfr2" draw:name="image: asimage(company.brand_logo,None,80,10,'px')" text:anchor-type="paragraph" svg:x="15.907cm" svg:y="0.443cm" svg:width="3cm" svg:height="0.499cm" draw:z-index="0"><draw:text-box><text:p text:style-name="Frame_20_contents"/></draw:text-box></draw:frame><text:placeholder text:placeholder-type="text">&lt;if test="o.partner_id.lang == 'it_IT'"&gt;</text:placeholder></text:p>
              <text:p text:style-name="MP47"><text:bookmark-start text:name="__DdeLink__2736_400434007"/>Ai sensi del D.Lgs. 196/2003 Vi informiamo che i Vs. dati saranno utilizzati esclusivamente per i fini connessi ai rapporti commerciali tra di noi in essere. </text:p>
              <text:p text:style-name="MP48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9"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10:49:59.149488529</dc:date>
    <meta:editing-duration>P2DT21H51M56S</meta:editing-duration>
    <meta:editing-cycles>549</meta:editing-cycles>
    <meta:generator>LibreOffice/5.1.4.2$Linux_X86_64 LibreOffice_project/10m0$Build-2</meta:generator>
    <meta:document-statistic meta:table-count="5" meta:image-count="0" meta:object-count="0" meta:page-count="1" meta:paragraph-count="97" meta:word-count="336" meta:character-count="4239" meta:non-whitespace-character-count="3988"/>
  </office:meta>
</office:document-meta>
</file>